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rsid="001e4e69" officeooo:paragraph-rsid="001e4e69"/>
    </style:style>
    <style:style style:name="P3" style:family="paragraph" style:parent-style-name="Standard">
      <style:text-properties fo:language="es" fo:country="ES" fo:font-weight="bold" officeooo:rsid="001e4e69" officeooo:paragraph-rsid="001e4e6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2pt" fo:language="es" fo:country="ES" officeooo:rsid="0020cd72" officeooo:paragraph-rsid="0020cd72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fo:font-size="32pt" fo:language="es" fo:country="ES" officeooo:rsid="0022c5a2" officeooo:paragraph-rsid="0022c5a2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fo:font-size="12pt" fo:language="es" fo:country="ES" officeooo:rsid="0022c5a2" officeooo:paragraph-rsid="0022c5a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language="es" fo:country="ES" officeooo:rsid="0022c5a2" officeooo:paragraph-rsid="0022c5a2" style:font-size-asian="10.5pt" style:font-size-complex="12pt"/>
    </style:style>
    <style:style style:name="P8" style:family="paragraph" style:parent-style-name="Standard">
      <style:text-properties fo:language="es" fo:country="ES" officeooo:rsid="0025a14e" officeooo:paragraph-rsid="0025a14e"/>
    </style:style>
    <style:style style:name="P9" style:family="paragraph" style:parent-style-name="Standard">
      <style:text-properties fo:language="es" fo:country="ES" officeooo:rsid="00271c61" officeooo:paragraph-rsid="00271c61"/>
    </style:style>
    <style:style style:name="P10" style:family="paragraph" style:parent-style-name="Standard">
      <style:text-properties fo:language="es" fo:country="ES" officeooo:rsid="0028cb6c" officeooo:paragraph-rsid="0028cb6c"/>
    </style:style>
    <style:style style:name="P11" style:family="paragraph" style:parent-style-name="Standard">
      <style:text-properties fo:language="es" fo:country="ES" officeooo:rsid="0029cae9" officeooo:paragraph-rsid="0029cae9"/>
    </style:style>
    <style:style style:name="P12" style:family="paragraph" style:parent-style-name="Standard">
      <style:text-properties fo:language="es" fo:country="ES" officeooo:rsid="0029fbab" officeooo:paragraph-rsid="0029fbab"/>
    </style:style>
    <style:style style:name="T1" style:family="text">
      <style:text-properties officeooo:rsid="001e6c98"/>
    </style:style>
    <style:style style:name="T2" style:family="text">
      <style:text-properties officeooo:rsid="00277d21"/>
    </style:style>
    <style:style style:name="T3" style:family="text">
      <style:text-properties officeooo:rsid="0028cb6c"/>
    </style:style>
    <style:style style:name="T4" style:family="text">
      <style:text-properties officeooo:rsid="0029ca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ividad 00</text:p>
      <text:p text:style-name="P6"/>
      <text:p text:style-name="P7">¿En que consiste tu idea de empresa y a que sector pertenece?</text:p>
      <text:p text:style-name="P7"/>
      <text:p text:style-name="P7"><text:tab/>La actividad pertenece al sector terciario y consiste en una empresa de desarrollo de Aplicaciones.</text:p>
      <text:p text:style-name="P7"/>
      <text:p text:style-name="P4">Actividad 01</text:p>
      <text:p text:style-name="P1"/>
      <text:p text:style-name="P2">¿Cumples los requisitos para ser empresario? Contesta sinceramente valorando las siguientes cuestiones.</text:p>
      <text:p text:style-name="P2"/>
      <text:p text:style-name="P3">Riesgo:</text:p>
      <text:p text:style-name="P2">¿Te gusta asumir riesgos o prefieres la seguridad?</text:p>
      <text:p text:style-name="P2"><text:tab/>Prefiero la seguridad.</text:p>
      <text:p text:style-name="P2"/>
      <text:p text:style-name="P2">¿Tu entorno familiar o de amistades influye en que asumas riesgos?</text:p>
      <text:p text:style-name="P2"><text:tab/><text:span text:style-name="T1">No.</text:span></text:p>
      <text:p text:style-name="P2"/>
      <text:p text:style-name="P3">Capital:</text:p>
      <text:p text:style-name="P2">¿Dispones de un capital mínimo para empezar?</text:p>
      <text:p text:style-name="P2"><text:tab/><text:span text:style-name="T1">Si.</text:span></text:p>
      <text:p text:style-name="P2"/>
      <text:p text:style-name="P3">Tecnología:</text:p>
      <text:p text:style-name="P2">¿Conoces la tecnología necesaria y tienes acceso a ella?</text:p>
      <text:p text:style-name="P2"><text:tab/><text:span text:style-name="T1">Si.</text:span></text:p>
      <text:p text:style-name="P2"/>
      <text:p text:style-name="P3">Conocer el negocio:</text:p>
      <text:p text:style-name="P2">¿Has trabajado antes en ese negocio?</text:p>
      <text:p text:style-name="P2"><text:tab/><text:span text:style-name="T1">No.</text:span></text:p>
      <text:p text:style-name="P2"/>
      <text:p text:style-name="P3">Conocimientos de gestión:</text:p>
      <text:p text:style-name="P2">¿Tienes conocimientos de como gestionar una empresa?</text:p>
      <text:p text:style-name="P2"><text:tab/><text:span text:style-name="T1">Tengo algunos conocimientos.</text:span></text:p>
      <text:p text:style-name="P2"/>
      <text:p text:style-name="P3">Habilidades sociales y personales:</text:p>
      <text:p text:style-name="P2">¿Eres optimista ante la adversidad? ¿Tienes habilidades sociales con el trato con los demás?</text:p>
      <text:p text:style-name="P2"><text:tab/><text:span text:style-name="T1">Soy optimista, tengo un buen trato con las personas.</text:span></text:p>
      <text:p text:style-name="P2"/>
      <text:p text:style-name="P8">BUSCAR ARTICLE RECENT DE COM LA IA AFECTA AL TREBALL!!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3 Octubre 2019</text:p>
      <text:p text:style-name="P9">¿Soy una persona emprendedora?</text:p>
      <text:p text:style-name="P9"/>
      <text:p text:style-name="P9">NO SER EMPRESARIO</text:p>
      <text:p text:style-name="P9">A.Riesgo económico</text:p>
      <text:p text:style-name="P9"><text:tab/>1-5</text:p>
      <text:p text:style-name="P9"><text:tab/>2-1</text:p>
      <text:p text:style-name="P9"><text:tab/>3-3</text:p>
      <text:p text:style-name="P9"><text:tab/>4-5</text:p>
      <text:p text:style-name="P9"><text:tab/> <text:s text:c="3"/><text:span text:style-name="T4">total:14</text:span></text:p>
      <text:p text:style-name="P9">B.Trabajo estable</text:p>
      <text:p text:style-name="P9"><text:tab/>5-3</text:p>
      <text:p text:style-name="P9"><text:tab/>6-2</text:p>
      <text:p text:style-name="P9"><text:tab/>7-1</text:p>
      <text:p text:style-name="P9"><text:tab/>8-5</text:p>
      <text:p text:style-name="P9"><text:tab/> <text:s text:c="3"/><text:span text:style-name="T4">total:11</text:span></text:p>
      <text:p text:style-name="P9">PERO SER EMPRENDEDOR</text:p>
      <text:p text:style-name="P9">C.Iniciativa y creatividad</text:p>
      <text:p text:style-name="P9"><text:tab/>9-<text:span text:style-name="T2">5</text:span></text:p>
      <text:p text:style-name="P9"><text:tab/><text:span text:style-name="T2">10-4</text:span></text:p>
      <text:p text:style-name="P9"><text:tab/><text:span text:style-name="T2">11-4</text:span></text:p>
      <text:p text:style-name="P9"><text:tab/><text:span text:style-name="T3">12-4</text:span></text:p>
      <text:p text:style-name="P9"><text:tab/> <text:s text:c="3"/><text:span text:style-name="T4">total:17</text:span></text:p>
      <text:p text:style-name="P10">D.Persistencia confianza y trabajo</text:p>
      <text:p text:style-name="P10"><text:tab/>13-5</text:p>
      <text:p text:style-name="P10"><text:tab/>14-5</text:p>
      <text:p text:style-name="P10"><text:tab/>15-5</text:p>
      <text:p text:style-name="P10"><text:tab/>16-5</text:p>
      <text:p text:style-name="P10"><text:tab/> <text:s text:c="3"/><text:span text:style-name="T4">total:20</text:span></text:p>
      <text:p text:style-name="P10"/>
      <text:p text:style-name="P11">total suma: 52</text:p>
      <text:p text:style-name="P11"/>
      <text:p text:style-name="P11">portanto soy la opción b.</text:p>
      <text:p text:style-name="P11"/>
      <text:p text:style-name="P12">si o que?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6:32:30.250729576</meta:creation-date>
    <dc:date>2019-10-03T17:13:12.310969570</dc:date>
    <meta:editing-duration>PT46M22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202" meta:character-count="1310" meta:non-whitespace-character-count="1121"/>
  </office:meta>
</office:document-meta>
</file>